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78f8" officeooo:paragraph-rsid="001778f8"/>
    </style:style>
    <style:style style:name="P2" style:family="paragraph" style:parent-style-name="Standard">
      <style:text-properties officeooo:rsid="0018bd5f" officeooo:paragraph-rsid="0018bd5f"/>
    </style:style>
    <style:style style:name="P3" style:family="paragraph" style:parent-style-name="Standard">
      <style:text-properties fo:font-weight="bold" officeooo:rsid="0018bd5f" officeooo:paragraph-rsid="0018bd5f" style:font-weight-asian="bold" style:font-weight-complex="bold"/>
    </style:style>
    <style:style style:name="P4" style:family="paragraph" style:parent-style-name="Standard">
      <style:text-properties fo:font-weight="normal" officeooo:rsid="0018bd5f" officeooo:paragraph-rsid="0018bd5f" style:font-weight-asian="normal" style:font-weight-complex="normal"/>
    </style:style>
    <style:style style:name="P5" style:family="paragraph" style:parent-style-name="Standard">
      <style:text-properties officeooo:rsid="001b325a" officeooo:paragraph-rsid="001b325a"/>
    </style:style>
    <style:style style:name="P6" style:family="paragraph" style:parent-style-name="Standard">
      <style:text-properties officeooo:rsid="001babde" officeooo:paragraph-rsid="001babde"/>
    </style:style>
    <style:style style:name="P7" style:family="paragraph" style:parent-style-name="Standard">
      <style:text-properties officeooo:rsid="001d1b59" officeooo:paragraph-rsid="001d1b59"/>
    </style:style>
    <style:style style:name="P8" style:family="paragraph" style:parent-style-name="Standard">
      <style:text-properties fo:font-weight="normal" officeooo:rsid="0018bd5f" officeooo:paragraph-rsid="0018bd5f" style:font-weight-asian="normal" style:font-weight-complex="normal"/>
    </style:style>
    <style:style style:name="P9" style:family="paragraph" style:parent-style-name="Standard">
      <style:text-properties fo:font-weight="normal" officeooo:rsid="002146ff" officeooo:paragraph-rsid="002146ff" style:font-weight-asian="normal" style:font-weight-complex="normal"/>
    </style:style>
    <style:style style:name="T1" style:family="text">
      <style:text-properties officeooo:rsid="001babde"/>
    </style:style>
    <style:style style:name="T2" style:family="text">
      <style:text-properties officeooo:rsid="001eb6b8"/>
    </style:style>
    <style:style style:name="T3" style:family="text">
      <style:text-properties officeooo:rsid="002146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Variable précise de tiled ( block )</text:p>
      <text:p text:style-name="P1"/>
      <text:p text:style-name="P1">peutCasser : bloc ou mur nécéssitant mecanique bombe</text:p>
      <text:p text:style-name="P1">peutSwitchNoir : bloc ou mur néccéssitant mécanique switch pour devenir noir</text:p>
      <text:p text:style-name="P1">peutSwitchBlanc : bloc ou mur néccéssitant mécanique switch pour devenir blanc</text:p>
      <text:p text:style-name="P1">peutTuer : s’aplliquera au mare de coruption et autre piege mortel</text:p>
      <text:p text:style-name="P1">peutBlesser : s’appliquera au cactus et autre piege blessant</text:p>
      <text:p text:style-name="P1">estUnePorte : pour les porte de maison</text:p>
      <text:p text:style-name="P1">estUnePorteScelee : pour les porte à condition</text:p>
      <text:p text:style-name="P1">estUnePorteOpen : pour les porte dont la condition est remplie</text:p>
      <text:p text:style-name="P1">estUnCoffrePlein : pour les coffre pas encore ouvert</text:p>
      <text:p text:style-name="P1">estUnCoffreVide : pour les coffre ouvert</text:p>
      <text:p text:style-name="P1"/>
      <text:p text:style-name="P3">Variable des sprite ( monstre, mini-boss, boss, joueur, <text:span text:style-name="T1">Pnj</text:span> et item ) </text:p>
      <text:p text:style-name="P1"/>
      <text:p text:style-name="P2">player : joueur</text:p>
      <text:p text:style-name="P6">cryTroll : Pnj <text:span text:style-name="T2">+ échoppe</text:span></text:p>
      <text:p text:style-name="P2">chonky : monstre au CaC invincible (important pour certain objectif)</text:p>
      <text:p text:style-name="P2">spiter : monstre qui attaque a distance</text:p>
      <text:p text:style-name="P2">hugger : monstre qui attaque au CaC</text:p>
      <text:p text:style-name="P2">bomb : bombe poser par le joueur</text:p>
      <text:p text:style-name="P7">piece : item recolter en tuant énnemis (3 variante : copper, silver, gold ( 1,5,10 de valeur chacune))</text:p>
      <text:p text:style-name="P5">trollBlob : mini boss qu’il faut tuer pour entrer dans donjon foret</text:p>
      <text:p text:style-name="P5">corruptedTree : boss donjon foret</text:p>
      <text:p text:style-name="P5">mysteriousGod : boss donjon desert</text:p>
      <text:p text:style-name="P5">selfCorrupted : boss final et boss donjon corruption.</text:p>
      <text:p text:style-name="P2"/>
      <text:p text:style-name="P3">Variable des map</text:p>
      <text:p text:style-name="P3"/>
      <text:p text:style-name="P4"><text:span text:style-name="T3">b</text:span>igMap : map contenant les 4 zone principal du jeu (ville, foret, desert, corrupted data)</text:p>
      <text:p text:style-name="P4"><text:span text:style-name="T3">r</text:span>oomForestDungeonN : map pour une salle du donjon forets ( N étant pour le nombre de la salle )</text:p>
      <text:p text:style-name="P4"><text:span text:style-name="T3">r</text:span>oomDesertDungeonN : map pour une salle du donjon desert ( N étant pour le nombre de la salle )</text:p>
      <text:p text:style-name="P4"><text:span text:style-name="T3">r</text:span>oomCorruptionDungeonN : map pour une salle du donjon corruption ( N étant pour le nombre de la salle )</text:p>
      <text:p text:style-name="P9">maisonCryTroll : maison du pnj<text:line-break/>selfHome : point de départ du héros et lieu de repos<text:line-break/>trapHome : maison avec énnemis mais coffre dedans.</text:p>
      <text:p text:style-name="P9"/>
      <text:p text:style-name="P4"/>
      <text:p text:style-name="P2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18T12:41:59.002000000</meta:creation-date>
    <meta:generator>LibreOffice/7.1.2.2$Windows_X86_64 LibreOffice_project/8a45595d069ef5570103caea1b71cc9d82b2aae4</meta:generator>
    <dc:date>2023-03-19T11:10:44.530000000</dc:date>
    <meta:editing-duration>PT15M39S</meta:editing-duration>
    <meta:editing-cycles>7</meta:editing-cycles>
    <meta:document-statistic meta:table-count="0" meta:image-count="0" meta:object-count="0" meta:page-count="1" meta:paragraph-count="29" meta:word-count="293" meta:character-count="1709" meta:non-whitespace-character-count="1444"/>
  </office:meta>
</office:document-meta>
</file>